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1" calcext:value-type="float">
            <text:p>14,391.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25" calcext:value-type="float">
            <text:p>14,125.0</text:p>
          </table:table-cell>
          <table:table-cell table:style-name="ce6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30" calcext:value-type="date">
            <text:p>2024/01/30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00/00/00</text:date>, <text:time style:data-style-name="N2" text:time-value="08:25:11.2081568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30T15:50:59.752113889</dc:date>
    <meta:editing-duration>P17DT14H36M16S</meta:editing-duration>
    <meta:editing-cycles>1734</meta:editing-cycles>
    <meta:document-statistic meta:table-count="1" meta:cell-count="1809" meta:object-count="0"/>
  </office:meta>
</office:document-meta>
</file>